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rebuchet MS" svg:font-family="'Trebuchet MS', Arial, Tahoma"/>
    <style:font-face style:name="Verdana" svg:font-family="Verdana, Arial, sans-serif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1" officeooo:rsid="0015cfea" officeooo:paragraph-rsid="0015cfea"/>
    </style:style>
    <style:style style:name="P2" style:family="paragraph" style:parent-style-name="Standard">
      <style:text-properties style:font-name="Courier New1" fo:font-weight="bold" officeooo:rsid="0015cfea" officeooo:paragraph-rsid="0015cfea" style:font-weight-asian="bold" style:font-weight-complex="bold"/>
    </style:style>
    <style:style style:name="P3" style:family="paragraph" style:parent-style-name="Standard">
      <style:text-properties style:font-name="Courier New1" style:text-underline-style="solid" style:text-underline-width="auto" style:text-underline-color="font-color" fo:font-weight="bold" officeooo:rsid="0015cfea" officeooo:paragraph-rsid="0015cfe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5d7c"/>
    </style:style>
    <style:style style:name="T3" style:family="text">
      <style:text-properties officeooo:rsid="00183c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psy Kings –<text:span text:style-name="T2"> </text:span><text:span text:style-name="T1">Bamboleo</text:span> </text:p>
      <text:p text:style-name="P1"/>
      <text:p text:style-name="P3">Capo 2</text:p>
      <text:p text:style-name="P1"/>
      <text:p text:style-name="P1"/>
      <text:p text:style-name="P2">[Intro] Em</text:p>
      <text:p text:style-name="P2"/>
      <text:p text:style-name="P2">Em <text:s text:c="13"/>B7 <text:s text:c="8"/>Em</text:p>
      <text:p text:style-name="P1">Este amor llega asi esta manera</text:p>
      <text:p text:style-name="P2"><text:s text:c="12"/>B7</text:p>
      <text:p text:style-name="P1">No tiene la culpa</text:p>
      <text:p text:style-name="P1"/>
      <text:p text:style-name="P1">Caballo le ven sabana</text:p>
      <text:p text:style-name="P1"/>
      <text:p text:style-name="P1">Porque muy depreciado,</text:p>
      <text:p text:style-name="P2"><text:s text:c="17"/>Em</text:p>
      <text:p text:style-name="P1">Por eso no te perdon de llorar</text:p>
      <text:p text:style-name="P2">Em <text:s text:c="13"/>B7 <text:s text:c="8"/>Em</text:p>
      <text:p text:style-name="P1">Este amor llega asi esta manera</text:p>
      <text:p text:style-name="P2"><text:s text:c="12"/>B7</text:p>
      <text:p text:style-name="P1">No tiene la culpa</text:p>
      <text:p text:style-name="P1"/>
      <text:p text:style-name="P1">Amor de comprementa</text:p>
      <text:p text:style-name="P1"/>
      <text:p text:style-name="P1">Amor del mes pasado</text:p>
      <text:p text:style-name="P1"/>
      <text:p text:style-name="P1">Bebele, bembele, bembele <text:span text:style-name="T3">(2x)</text:span></text:p>
      <text:p text:style-name="P1"/>
      <text:p text:style-name="P1"/>
      <text:p text:style-name="P2">[Chorus]</text:p>
      <text:p text:style-name="P2"/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1"/>
      <text:p text:style-name="P2"><text:s text:c="19"/>Am7</text:p>
      <text:p text:style-name="P1">No tiene pardon de dios</text:p>
      <text:p text:style-name="P2"><text:s text:c="11"/>D7 <text:s text:c="21"/>Gmaj7</text:p>
      <text:p text:style-name="P1">Tu eres mi vida, la fortuna del destino</text:p>
      <text:p text:style-name="P2"><text:s text:c="11"/>C <text:s text:c="14"/>Am</text:p>
      <text:p text:style-name="P1">Pero el destino tendressa para dos</text:p>
      <text:p text:style-name="P2"><text:s text:c="17"/>B7</text:p>
      <text:p text:style-name="P1">Lo mismo yo que ayer</text:p>
      <text:p text:style-name="P2"><text:s text:c="13"/>Em</text:p>
      <text:p text:style-name="P1">Lo mismo soy yo</text:p>
      <text:p text:style-name="P1"><text:soft-page-break/></text:p>
      <text:p text:style-name="P2"><text:s text:c="19"/>Am7</text:p>
      <text:p text:style-name="P1">No te encuentro a labandon</text:p>
      <text:p text:style-name="P2"><text:s text:c="7"/>D7 <text:s text:c="24"/>Gmaj7</text:p>
      <text:p text:style-name="P1">Es imposible no te encuentro de verdad</text:p>
      <text:p text:style-name="P2"><text:s text:c="11"/>C <text:s text:c="19"/>Am</text:p>
      <text:p text:style-name="P1">Por eso un dia no cuentro si de nada</text:p>
      <text:p text:style-name="P2"><text:s text:c="17"/>B7</text:p>
      <text:p text:style-name="P1">Lo mismo you que ayer</text:p>
      <text:p text:style-name="P2"><text:s text:c="13"/>Em</text:p>
      <text:p text:style-name="P1">Yo pienso en ti</text:p>
      <text:p text:style-name="P1"/>
      <text:p text:style-name="P1"/>
      <text:p text:style-name="P1">[Chorus]</text:p>
      <text:p text:style-name="P1"/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1"/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2"><text:s text:c="5"/>Em <text:s text:c="7"/>Am</text:p>
      <text:p text:style-name="P1">Bamboleo, bambolea</text:p>
      <text:p text:style-name="P2"><text:s text:c="10"/>B7 <text:s text:c="24"/>Em</text:p>
      <text:p text:style-name="P1">Porque mi vida, yo la prefiero vivir as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Trebuchet MS" svg:font-family="'Trebuchet MS', Arial, Tahoma"/>
    <style:font-face style:name="Verdana" svg:font-family="Verdana, Arial, sans-serif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9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0:19.745941000</meta:creation-date>
    <dc:date>2017-05-17T11:41:08.524523000</dc:date>
    <meta:editing-duration>PT1H40M27S</meta:editing-duration>
    <meta:editing-cycles>2</meta:editing-cycles>
    <meta:generator>LibreOffice/5.2.5.1$MacOSX_X86_64 LibreOffice_project/0312e1a284a7d50ca85a365c316c7abbf20a4d22</meta:generator>
    <meta:print-date>2017-05-17T10:03:54.807012000</meta:print-date>
    <meta:document-statistic meta:table-count="0" meta:image-count="0" meta:object-count="0" meta:page-count="2" meta:paragraph-count="64" meta:word-count="219" meta:character-count="1601" meta:non-whitespace-character-count="869"/>
  </office:meta>
</office:document-meta>
</file>